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text-properties officeooo:paragraph-rsid="0006d049"/>
    </style:style>
    <style:style style:name="P2" style:family="paragraph" style:parent-style-name="Heading_20_3">
      <style:text-properties officeooo:paragraph-rsid="000b99b0"/>
    </style:style>
    <style:style style:name="P3" style:family="paragraph" style:parent-style-name="Heading_20_1">
      <style:text-properties officeooo:paragraph-rsid="0006d049"/>
    </style:style>
    <style:style style:name="P4" style:family="paragraph" style:parent-style-name="Text_20_body">
      <style:text-properties officeooo:paragraph-rsid="0006d049"/>
    </style:style>
    <style:style style:name="P5" style:family="paragraph" style:parent-style-name="Text_20_body">
      <style:text-properties officeooo:paragraph-rsid="00085de4"/>
    </style:style>
    <style:style style:name="P6" style:family="paragraph" style:parent-style-name="Text_20_body">
      <style:text-properties officeooo:paragraph-rsid="0009ec39"/>
    </style:style>
    <style:style style:name="P7" style:family="paragraph" style:parent-style-name="Text_20_body">
      <style:text-properties officeooo:paragraph-rsid="000b645b"/>
    </style:style>
    <style:style style:name="P8" style:family="paragraph" style:parent-style-name="Text_20_body">
      <style:text-properties officeooo:paragraph-rsid="000b99b0"/>
    </style:style>
    <style:style style:name="P9" style:family="paragraph" style:parent-style-name="Text_20_body">
      <style:text-properties officeooo:paragraph-rsid="000bd93b"/>
    </style:style>
    <style:style style:name="T1" style:family="text">
      <style:text-properties officeooo:rsid="0006d049"/>
    </style:style>
    <style:style style:name="T2" style:family="text">
      <style:text-properties officeooo:rsid="00085de4"/>
    </style:style>
    <style:style style:name="T3" style:family="text">
      <style:text-properties officeooo:rsid="0009ec39"/>
    </style:style>
    <style:style style:name="T4" style:family="text">
      <style:text-properties officeooo:rsid="000b645b"/>
    </style:style>
    <style:style style:name="T5" style:family="text">
      <style:text-properties officeooo:rsid="000b99b0"/>
    </style:style>
    <style:style style:name="T6" style:family="text">
      <style:text-properties fo:font-style="italic" officeooo:rsid="000b99b0" style:font-style-asian="italic" style:font-style-complex="italic"/>
    </style:style>
    <style:style style:name="T7" style:family="text">
      <style:text-properties fo:font-style="normal" officeooo:rsid="000b99b0" style:font-style-asian="normal" style:font-style-complex="normal"/>
    </style:style>
    <style:style style:name="T8" style:family="text">
      <style:text-properties fo:font-style="normal" officeooo:rsid="000bd93b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1">Fonotaktiske regler - sproggenkender:</text:span></text:h>
      <text:h text:style-name="P1" text:outline-level="3"><text:span text:style-name="T1">Begyndelsesbogstaver:</text:span></text:h>
      <text:p text:style-name="P6"><text:span text:style-name="T3">IF b</text:span></text:p>
      <text:p text:style-name="P5"><text:span text:style-name="T3"><text:tab/></text:span><text:span text:style-name="T2">IF baaja baalia baaliar bajeri biibili biili biiler bussi</text:span><text:span text:style-name="T3"> THEN NOT fremmedord</text:span></text:p>
      <text:p text:style-name="P6"><text:span text:style-name="T3"><text:tab/></text:span><text:span text:style-name="T5">ELSE</text:span><text:span text:style-name="T3"> fremmedord</text:span></text:p>
      <text:p text:style-name="P6"><text:span text:style-name="T3">IF d</text:span></text:p>
      <text:p text:style-name="P6"><text:span text:style-name="T3"><text:tab/></text:span><text:span text:style-name="T2">IF </text:span><text:span text:style-name="T3">diaavulu decembari THEN NOT fremmedord</text:span></text:p>
      <text:p text:style-name="P6"><text:span text:style-name="T3"><text:tab/></text:span><text:span text:style-name="T5">ELSE</text:span><text:span text:style-name="T3"> fremmedord</text:span></text:p>
      <text:p text:style-name="P6"><text:span text:style-name="T3">IF f</text:span></text:p>
      <text:p text:style-name="P6"><text:span text:style-name="T3"><text:tab/></text:span><text:span text:style-name="T2">IF </text:span><text:span text:style-name="T3">farisiiari februaari feeria feeriar freer THEN NOT fremmedord</text:span></text:p>
      <text:p text:style-name="P6"><text:span text:style-name="T3"><text:tab/></text:span><text:span text:style-name="T5">ELSE</text:span><text:span text:style-name="T3"> fremmedord</text:span></text:p>
      <text:p text:style-name="P6"><text:span text:style-name="T3">IF g</text:span></text:p>
      <text:p text:style-name="P6"><text:span text:style-name="T3"><text:tab/></text:span><text:span text:style-name="T2">IF </text:span><text:span text:style-name="T3">gassi guuti <text:s/>THEN NOT fremmedord</text:span></text:p>
      <text:p text:style-name="P6"><text:span text:style-name="T3"><text:tab/></text:span><text:span text:style-name="T5">ELSE</text:span><text:span text:style-name="T3"> fremmedord</text:span></text:p>
      <text:p text:style-name="P6"><text:span text:style-name="T3">IF h</text:span></text:p>
      <text:p text:style-name="P6"><text:span text:style-name="T3"><text:tab/></text:span><text:span text:style-name="T2">IF </text:span><text:span text:style-name="T3">hiisti horaa</text:span><text:span text:style-name="T4"> horaartor huaa huaartor</text:span><text:span text:style-name="T3"> <text:s/>THEN NOT fremmedord</text:span></text:p>
      <text:p text:style-name="P6"><text:span text:style-name="T3"><text:tab/></text:span><text:span text:style-name="T5">ELSE</text:span><text:span text:style-name="T3"> fremmedord</text:span></text:p>
      <text:p text:style-name="P7"><text:span text:style-name="T3">IF </text:span><text:span text:style-name="T4">j</text:span></text:p>
      <text:p text:style-name="P7"><text:span text:style-name="T3"><text:tab/></text:span><text:span text:style-name="T2">IF </text:span><text:span text:style-name="T4">januaari joorli joorlisior jorngoq juuli juulli juumooq juuni juuti</text:span><text:span text:style-name="T3"> <text:s/>THEN NOT fremmedord</text:span></text:p>
      <text:p text:style-name="P7"><text:span text:style-name="T3"><text:tab/>THEN fremmedord</text:span></text:p>
      <text:p text:style-name="P7"><text:span text:style-name="T3">IF </text:span><text:span text:style-name="T4">l</text:span></text:p>
      <text:p text:style-name="P7"><text:span text:style-name="T3"><text:tab/></text:span><text:span text:style-name="T2">IF </text:span><text:span text:style-name="T4">laaja lakker lakki lal'laaq lappi liimmer liimmi </text:span><text:span text:style-name="T3"><text:s text:c="2"/>THEN NOT fremmedord</text:span></text:p>
      <text:p text:style-name="P7"><text:span text:style-name="T3"><text:tab/></text:span><text:span text:style-name="T5">ELSE</text:span><text:span text:style-name="T3"> fremmedord</text:span></text:p>
      <text:p text:style-name="P7"><text:span text:style-name="T3">IF </text:span><text:span text:style-name="T4">r</text:span></text:p>
      <text:p text:style-name="P7"><text:span text:style-name="T3"><text:tab/></text:span><text:span text:style-name="T2">IF </text:span><text:span text:style-name="T4">raaja rinngi rommi russeq ruua ruujori ruusa ruusaar </text:span><text:span text:style-name="T3">THEN NOT fremmedord</text:span></text:p>
      <text:p text:style-name="P7"><text:span text:style-name="T3"><text:tab/></text:span><text:span text:style-name="T5">ELSE</text:span><text:span text:style-name="T3"> fremmedord</text:span></text:p>
      <text:p text:style-name="P7"><text:span text:style-name="T3">IF </text:span><text:span text:style-name="T4">v</text:span></text:p>
      <text:p text:style-name="P7"><text:span text:style-name="T3"><text:tab/></text:span><text:span text:style-name="T2">IF </text:span><text:span text:style-name="T5">viinnequt viinni</text:span><text:span text:style-name="T4"> </text:span><text:span text:style-name="T3">THEN NOT fremmedord</text:span></text:p>
      <text:p text:style-name="P7"><text:span text:style-name="T3"><text:tab/></text:span><text:span text:style-name="T5">ELSE</text:span><text:span text:style-name="T3"> fremmedord</text:span></text:p>
      <text:p text:style-name="P7"><text:span text:style-name="T1"/></text:p>
      <text:p text:style-name="P4"><text:span text:style-name="T1">IF NOT a | e | i | k | m | n | o | p | q | s | t | u THEN fremmedord </text:span></text:p>
      <text:p text:style-name="P4"><text:span text:style-name="T1"/></text:p>
      <text:h text:style-name="P2" text:outline-level="3"><text:soft-page-break/><text:span text:style-name="T5">Udlyd</text:span></text:h>
      <text:p text:style-name="P8"><text:span text:style-name="T5">IF NOT a | i | k | p | q | t | u THEN FREMMEDORD</text:span></text:p>
      <text:p text:style-name="P8"><text:span text:style-name="T5"/></text:p>
      <text:h text:style-name="P2" text:outline-level="3"><text:span text:style-name="T5">Indlyd</text:span></text:h>
      <text:p text:style-name="P8"><text:span text:style-name="T5">IF [ e | o] [^ r | q ] THEN FREMMEDORD</text:span></text:p>
      <text:p text:style-name="P8"><text:span text:style-name="T5">IF [ b </text:span><text:span text:style-name="T6">| </text:span><text:span text:style-name="T7">c | d | w | x | y | z | æ | ø | å ] THEN FREMMEDORD</text:span></text:p>
      <text:p text:style-name="P8"><text:span text:style-name="T7"/></text:p>
      <text:h text:style-name="P2" text:outline-level="3"><text:span text:style-name="T7">Clusters</text:span></text:h>
      <text:p text:style-name="P9"><text:span text:style-name="T8">IF r C THEN MÅSKE IKKE FREMMEDORD</text:span></text:p>
      <text:p text:style-name="P9"><text:span text:style-name="T8">IF C1 C2 THEN FREMMEDORD</text:span></text:p>
      <text:p text:style-name="P9"><text:span text:style-name="T8"/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erif" svg:font-family="'DejaVu Serif'" style:font-family-generic="roman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a" fo:country="DK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erif" fo:font-size="9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DejaVu Serif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erif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10:46:22</meta:creation-date>
    <dc:date>2013-10-28T12:50:14</dc:date>
    <meta:editing-duration>PT17M41S</meta:editing-duration>
    <meta:editing-cycles>1</meta:editing-cycles>
    <meta:document-statistic meta:table-count="0" meta:image-count="0" meta:object-count="0" meta:page-count="2" meta:paragraph-count="38" meta:word-count="220" meta:character-count="1093" meta:non-whitespace-character-count="887"/>
    <meta:generator>LibreOffice/4.0.5.2$MacOSX_x86 LibreOffice_project/5464147a081647a250913f19c0715bca595af2f</meta:generator>
  </office:meta>
</office:document-meta>
</file>